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f8c75bd221e4ad826b74248f42d35eb1" style:family="table-column">
      <style:table-column-properties fo:break-before="auto" style:use-optimal-column-width="false" style:column-width="6cm"/>
    </style:style>
    <style:style style:name="odsStyleTableColumn-24bc70dfb0e4aa4332aa71e662b810c6" style:family="table-column">
      <style:table-column-properties fo:break-before="auto" style:use-optimal-column-width="false" style:column-width="5cm"/>
    </style:style>
    <style:style style:name="odsStyleTableColumn-bee156ed22f1679eb9c37dfda26e4c71" style:family="table-column">
      <style:table-column-properties fo:break-before="auto" style:use-optimal-column-width="false" style:column-width="3cm"/>
    </style:style>
    <style:style style:name="odsStyleTableCell-6c3f5760c025a0b4f1cbee5bd2a210f5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6c2e35cd9db55600d6c43a9b0fad33c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b474e678f825a5e8002d8d2923b9b71c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a46733631de99a7251a9b478b1a7a306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ec1625c971fb9591d48856708d0a8771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3ff707d96eaad1b57e25c2d78409af43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f8c75bd221e4ad826b74248f42d35eb1" table:default-cell-style-name="Default"/>
        <table:table-column table:style-name="odsStyleTableColumn-24bc70dfb0e4aa4332aa71e662b810c6" table:default-cell-style-name="Default"/>
        <table:table-column table:style-name="odsStyleTableColumn-bee156ed22f1679eb9c37dfda26e4c71" table:default-cell-style-name="Default"/>
        <table:table-column table:style-name="odsStyleTableColumn-bee156ed22f1679eb9c37dfda26e4c71" table:default-cell-style-name="Default"/>
        <table:table-column table:style-name="odsStyleTableColumn-bee156ed22f1679eb9c37dfda26e4c71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6c3f5760c025a0b4f1cbee5bd2a210f5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6c2e35cd9db55600d6c43a9b0fad33c5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6c2e35cd9db55600d6c43a9b0fad33c5" table:number-columns-spanned="5" table:number-rows-spanned="1" office:value-type="string">
            <text:p>TABLA No. 11-24</text:p>
          </table:table-cell>
          <table:covered-table-cell table:number-columns-repeated="4"/>
        </table:table-row>
        <table:table-row table:style-name="ro1">
          <table:table-cell table:style-name="odsStyleTableCell-6c2e35cd9db55600d6c43a9b0fad33c5" table:number-columns-spanned="5" table:number-rows-spanned="1" office:value-type="string">
            <text:p>TABLA DE COTIZACIONES DEL 16 DE ENERO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6c2e35cd9db55600d6c43a9b0fad33c5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b474e678f825a5e8002d8d2923b9b71c" office:value-type="string">
            <text:p>PAIS</text:p>
          </table:table-cell>
          <table:table-cell table:style-name="odsStyleTableCell-b474e678f825a5e8002d8d2923b9b71c" office:value-type="string">
            <text:p>UNIDAD MONETARIA</text:p>
          </table:table-cell>
          <table:table-cell table:style-name="odsStyleTableCell-b474e678f825a5e8002d8d2923b9b71c" office:value-type="string">
            <text:p>MONEDA</text:p>
          </table:table-cell>
          <table:table-cell table:style-name="odsStyleTableCell-b474e678f825a5e8002d8d2923b9b71c" office:value-type="string">
            <text:p>TIPO DE CAMBIO EN Bs POR UNIDAD DE MONEDA EXTRANJERA</text:p>
          </table:table-cell>
          <table:table-cell table:style-name="odsStyleTableCell-b474e678f825a5e8002d8d2923b9b71c" office:value-type="string">
            <text:p>TIPO DE CAMBIO EN M.E.</text:p>
          </table:table-cell>
        </table:table-row>
        <table:table-row table:style-name="ro1">
          <table:table-cell table:style-name="odsStyleTableCell-a46733631de99a7251a9b478b1a7a306" office:value-type="string">
            <text:p>ESTADOS UNIDOS</text:p>
          </table:table-cell>
          <table:table-cell table:style-name="odsStyleTableCell-a46733631de99a7251a9b478b1a7a306" office:value-type="string">
            <text:p>DOLAR VENTA</text:p>
          </table:table-cell>
          <table:table-cell table:style-name="odsStyleTableCell-a46733631de99a7251a9b478b1a7a306" office:value-type="string">
            <text:p>USD.VENTA</text:p>
          </table:table-cell>
          <table:table-cell table:style-name="odsStyleTableCell-ec1625c971fb9591d48856708d0a8771" office:value-type="string">
            <text:p>6.96000</text:p>
          </table:table-cell>
          <table:table-cell table:style-name="odsStyleTableCell-ec1625c971fb9591d48856708d0a8771" office:value-type="string">
            <text:p/>
          </table:table-cell>
        </table:table-row>
        <table:table-row table:style-name="ro1">
          <table:table-cell table:style-name="odsStyleTableCell-a46733631de99a7251a9b478b1a7a306" office:value-type="string">
            <text:p>ESTADOS UNIDOS</text:p>
          </table:table-cell>
          <table:table-cell table:style-name="odsStyleTableCell-a46733631de99a7251a9b478b1a7a306" office:value-type="string">
            <text:p>DOLAR COMPRA</text:p>
          </table:table-cell>
          <table:table-cell table:style-name="odsStyleTableCell-a46733631de99a7251a9b478b1a7a306" office:value-type="string">
            <text:p>USD.COMPRA</text:p>
          </table:table-cell>
          <table:table-cell table:style-name="odsStyleTableCell-ec1625c971fb9591d48856708d0a8771" office:value-type="string">
            <text:p>6.86000</text:p>
          </table:table-cell>
          <table:table-cell table:style-name="odsStyleTableCell-ec1625c971fb9591d48856708d0a8771" office:value-type="string">
            <text:p/>
          </table:table-cell>
        </table:table-row>
        <table:table-row table:style-name="ro1">
          <table:table-cell table:style-name="odsStyleTableCell-a46733631de99a7251a9b478b1a7a306" office:value-type="string">
            <text:p>UNION EUROPEA</text:p>
          </table:table-cell>
          <table:table-cell table:style-name="odsStyleTableCell-a46733631de99a7251a9b478b1a7a306" office:value-type="string">
            <text:p>EURO</text:p>
          </table:table-cell>
          <table:table-cell table:style-name="odsStyleTableCell-a46733631de99a7251a9b478b1a7a306" office:value-type="string">
            <text:p>EUR</text:p>
          </table:table-cell>
          <table:table-cell table:style-name="odsStyleTableCell-ec1625c971fb9591d48856708d0a8771" office:value-type="string">
            <text:p>7.51237</text:p>
          </table:table-cell>
          <table:table-cell table:style-name="odsStyleTableCell-ec1625c971fb9591d48856708d0a8771" office:value-type="string">
            <text:p>0.91316</text:p>
          </table:table-cell>
        </table:table-row>
        <table:table-row table:style-name="ro1">
          <table:table-cell table:style-name="odsStyleTableCell-a46733631de99a7251a9b478b1a7a306" office:value-type="string">
            <text:p>JAPON</text:p>
          </table:table-cell>
          <table:table-cell table:style-name="odsStyleTableCell-a46733631de99a7251a9b478b1a7a306" office:value-type="string">
            <text:p>YEN</text:p>
          </table:table-cell>
          <table:table-cell table:style-name="odsStyleTableCell-a46733631de99a7251a9b478b1a7a306" office:value-type="string">
            <text:p>JPY</text:p>
          </table:table-cell>
          <table:table-cell table:style-name="odsStyleTableCell-ec1625c971fb9591d48856708d0a8771" office:value-type="string">
            <text:p>0.04705</text:p>
          </table:table-cell>
          <table:table-cell table:style-name="odsStyleTableCell-ec1625c971fb9591d48856708d0a8771" office:value-type="string">
            <text:p>145.79000</text:p>
          </table:table-cell>
        </table:table-row>
        <table:table-row table:style-name="ro1">
          <table:table-cell table:style-name="odsStyleTableCell-a46733631de99a7251a9b478b1a7a306" office:value-type="string">
            <text:p>ARABIA SAUDITA</text:p>
          </table:table-cell>
          <table:table-cell table:style-name="odsStyleTableCell-a46733631de99a7251a9b478b1a7a306" office:value-type="string">
            <text:p>RIYAL SAUDÍ</text:p>
          </table:table-cell>
          <table:table-cell table:style-name="odsStyleTableCell-a46733631de99a7251a9b478b1a7a306" office:value-type="string">
            <text:p>SAR</text:p>
          </table:table-cell>
          <table:table-cell table:style-name="odsStyleTableCell-ec1625c971fb9591d48856708d0a8771" office:value-type="string">
            <text:p>1.82919</text:p>
          </table:table-cell>
          <table:table-cell table:style-name="odsStyleTableCell-ec1625c971fb9591d48856708d0a8771" office:value-type="string">
            <text:p>3.75030</text:p>
          </table:table-cell>
        </table:table-row>
        <table:table-row table:style-name="ro1">
          <table:table-cell table:style-name="odsStyleTableCell-a46733631de99a7251a9b478b1a7a306" office:value-type="string">
            <text:p>ARGELIA</text:p>
          </table:table-cell>
          <table:table-cell table:style-name="odsStyleTableCell-a46733631de99a7251a9b478b1a7a306" office:value-type="string">
            <text:p>DINAR ARGELINO</text:p>
          </table:table-cell>
          <table:table-cell table:style-name="odsStyleTableCell-a46733631de99a7251a9b478b1a7a306" office:value-type="string">
            <text:p>DZD</text:p>
          </table:table-cell>
          <table:table-cell table:style-name="odsStyleTableCell-ec1625c971fb9591d48856708d0a8771" office:value-type="string">
            <text:p>0.05099</text:p>
          </table:table-cell>
          <table:table-cell table:style-name="odsStyleTableCell-ec1625c971fb9591d48856708d0a8771" office:value-type="string">
            <text:p>134.52730</text:p>
          </table:table-cell>
        </table:table-row>
        <table:table-row table:style-name="ro1">
          <table:table-cell table:style-name="odsStyleTableCell-a46733631de99a7251a9b478b1a7a306" office:value-type="string">
            <text:p>ARGENTINA</text:p>
          </table:table-cell>
          <table:table-cell table:style-name="odsStyleTableCell-a46733631de99a7251a9b478b1a7a306" office:value-type="string">
            <text:p>PESO</text:p>
          </table:table-cell>
          <table:table-cell table:style-name="odsStyleTableCell-a46733631de99a7251a9b478b1a7a306" office:value-type="string">
            <text:p>ARS</text:p>
          </table:table-cell>
          <table:table-cell table:style-name="odsStyleTableCell-ec1625c971fb9591d48856708d0a8771" office:value-type="string">
            <text:p>0.00839</text:p>
          </table:table-cell>
          <table:table-cell table:style-name="odsStyleTableCell-ec1625c971fb9591d48856708d0a8771" office:value-type="string">
            <text:p>817.67690</text:p>
          </table:table-cell>
        </table:table-row>
        <table:table-row table:style-name="ro1">
          <table:table-cell table:style-name="odsStyleTableCell-a46733631de99a7251a9b478b1a7a306" office:value-type="string">
            <text:p>AUSTRALIA</text:p>
          </table:table-cell>
          <table:table-cell table:style-name="odsStyleTableCell-a46733631de99a7251a9b478b1a7a306" office:value-type="string">
            <text:p>DÓLAR</text:p>
          </table:table-cell>
          <table:table-cell table:style-name="odsStyleTableCell-a46733631de99a7251a9b478b1a7a306" office:value-type="string">
            <text:p>AUD</text:p>
          </table:table-cell>
          <table:table-cell table:style-name="odsStyleTableCell-ec1625c971fb9591d48856708d0a8771" office:value-type="string">
            <text:p>4.56740</text:p>
          </table:table-cell>
          <table:table-cell table:style-name="odsStyleTableCell-ec1625c971fb9591d48856708d0a8771" office:value-type="string">
            <text:p>1.50195</text:p>
          </table:table-cell>
        </table:table-row>
        <table:table-row table:style-name="ro1">
          <table:table-cell table:style-name="odsStyleTableCell-a46733631de99a7251a9b478b1a7a306" office:value-type="string">
            <text:p>BRASIL</text:p>
          </table:table-cell>
          <table:table-cell table:style-name="odsStyleTableCell-a46733631de99a7251a9b478b1a7a306" office:value-type="string">
            <text:p>REAL</text:p>
          </table:table-cell>
          <table:table-cell table:style-name="odsStyleTableCell-a46733631de99a7251a9b478b1a7a306" office:value-type="string">
            <text:p>BRL</text:p>
          </table:table-cell>
          <table:table-cell table:style-name="odsStyleTableCell-ec1625c971fb9591d48856708d0a8771" office:value-type="string">
            <text:p>1.41065</text:p>
          </table:table-cell>
          <table:table-cell table:style-name="odsStyleTableCell-ec1625c971fb9591d48856708d0a8771" office:value-type="string">
            <text:p>4.86300</text:p>
          </table:table-cell>
        </table:table-row>
        <table:table-row table:style-name="ro1">
          <table:table-cell table:style-name="odsStyleTableCell-a46733631de99a7251a9b478b1a7a306" office:value-type="string">
            <text:p>CANADA</text:p>
          </table:table-cell>
          <table:table-cell table:style-name="odsStyleTableCell-a46733631de99a7251a9b478b1a7a306" office:value-type="string">
            <text:p>DÓLAR</text:p>
          </table:table-cell>
          <table:table-cell table:style-name="odsStyleTableCell-a46733631de99a7251a9b478b1a7a306" office:value-type="string">
            <text:p>CAD</text:p>
          </table:table-cell>
          <table:table-cell table:style-name="odsStyleTableCell-ec1625c971fb9591d48856708d0a8771" office:value-type="string">
            <text:p>5.10493</text:p>
          </table:table-cell>
          <table:table-cell table:style-name="odsStyleTableCell-ec1625c971fb9591d48856708d0a8771" office:value-type="string">
            <text:p>1.34380</text:p>
          </table:table-cell>
        </table:table-row>
        <table:table-row table:style-name="ro1">
          <table:table-cell table:style-name="odsStyleTableCell-a46733631de99a7251a9b478b1a7a306" office:value-type="string">
            <text:p>CHILE</text:p>
          </table:table-cell>
          <table:table-cell table:style-name="odsStyleTableCell-a46733631de99a7251a9b478b1a7a306" office:value-type="string">
            <text:p>PESO</text:p>
          </table:table-cell>
          <table:table-cell table:style-name="odsStyleTableCell-a46733631de99a7251a9b478b1a7a306" office:value-type="string">
            <text:p>CLP</text:p>
          </table:table-cell>
          <table:table-cell table:style-name="odsStyleTableCell-ec1625c971fb9591d48856708d0a8771" office:value-type="string">
            <text:p>0.00753</text:p>
          </table:table-cell>
          <table:table-cell table:style-name="odsStyleTableCell-ec1625c971fb9591d48856708d0a8771" office:value-type="string">
            <text:p>911.32000</text:p>
          </table:table-cell>
        </table:table-row>
        <table:table-row table:style-name="ro1">
          <table:table-cell table:style-name="odsStyleTableCell-a46733631de99a7251a9b478b1a7a306" office:value-type="string">
            <text:p>COLOMBIA</text:p>
          </table:table-cell>
          <table:table-cell table:style-name="odsStyleTableCell-a46733631de99a7251a9b478b1a7a306" office:value-type="string">
            <text:p>PESO</text:p>
          </table:table-cell>
          <table:table-cell table:style-name="odsStyleTableCell-a46733631de99a7251a9b478b1a7a306" office:value-type="string">
            <text:p>COP</text:p>
          </table:table-cell>
          <table:table-cell table:style-name="odsStyleTableCell-ec1625c971fb9591d48856708d0a8771" office:value-type="string">
            <text:p>0.00176</text:p>
          </table:table-cell>
          <table:table-cell table:style-name="odsStyleTableCell-ec1625c971fb9591d48856708d0a8771" office:value-type="string">
            <text:p>3,905.33000</text:p>
          </table:table-cell>
        </table:table-row>
        <table:table-row table:style-name="ro1">
          <table:table-cell table:style-name="odsStyleTableCell-a46733631de99a7251a9b478b1a7a306" office:value-type="string">
            <text:p>COREA DEL SUR</text:p>
          </table:table-cell>
          <table:table-cell table:style-name="odsStyleTableCell-a46733631de99a7251a9b478b1a7a306" office:value-type="string">
            <text:p>WON</text:p>
          </table:table-cell>
          <table:table-cell table:style-name="odsStyleTableCell-a46733631de99a7251a9b478b1a7a306" office:value-type="string">
            <text:p>KRW</text:p>
          </table:table-cell>
          <table:table-cell table:style-name="odsStyleTableCell-ec1625c971fb9591d48856708d0a8771" office:value-type="string">
            <text:p>0.00520</text:p>
          </table:table-cell>
          <table:table-cell table:style-name="odsStyleTableCell-ec1625c971fb9591d48856708d0a8771" office:value-type="string">
            <text:p>1,320.16000</text:p>
          </table:table-cell>
        </table:table-row>
        <table:table-row table:style-name="ro1">
          <table:table-cell table:style-name="odsStyleTableCell-a46733631de99a7251a9b478b1a7a306" office:value-type="string">
            <text:p>COSTA RICA</text:p>
          </table:table-cell>
          <table:table-cell table:style-name="odsStyleTableCell-a46733631de99a7251a9b478b1a7a306" office:value-type="string">
            <text:p>COLON COSTARRICENSE</text:p>
          </table:table-cell>
          <table:table-cell table:style-name="odsStyleTableCell-a46733631de99a7251a9b478b1a7a306" office:value-type="string">
            <text:p>CRC</text:p>
          </table:table-cell>
          <table:table-cell table:style-name="odsStyleTableCell-ec1625c971fb9591d48856708d0a8771" office:value-type="string">
            <text:p>0.01322</text:p>
          </table:table-cell>
          <table:table-cell table:style-name="odsStyleTableCell-ec1625c971fb9591d48856708d0a8771" office:value-type="string">
            <text:p>519.00000</text:p>
          </table:table-cell>
        </table:table-row>
        <table:table-row table:style-name="ro1">
          <table:table-cell table:style-name="odsStyleTableCell-a46733631de99a7251a9b478b1a7a306" office:value-type="string">
            <text:p>REPUBLICA CHECA</text:p>
          </table:table-cell>
          <table:table-cell table:style-name="odsStyleTableCell-a46733631de99a7251a9b478b1a7a306" office:value-type="string">
            <text:p>CORONA CHECA</text:p>
          </table:table-cell>
          <table:table-cell table:style-name="odsStyleTableCell-a46733631de99a7251a9b478b1a7a306" office:value-type="string">
            <text:p>CZK</text:p>
          </table:table-cell>
          <table:table-cell table:style-name="odsStyleTableCell-ec1625c971fb9591d48856708d0a8771" office:value-type="string">
            <text:p>0.30418</text:p>
          </table:table-cell>
          <table:table-cell table:style-name="odsStyleTableCell-ec1625c971fb9591d48856708d0a8771" office:value-type="string">
            <text:p>22.55260</text:p>
          </table:table-cell>
        </table:table-row>
        <table:table-row table:style-name="ro1">
          <table:table-cell table:style-name="odsStyleTableCell-a46733631de99a7251a9b478b1a7a306" office:value-type="string">
            <text:p>DINAMARCA</text:p>
          </table:table-cell>
          <table:table-cell table:style-name="odsStyleTableCell-a46733631de99a7251a9b478b1a7a306" office:value-type="string">
            <text:p>CORONA</text:p>
          </table:table-cell>
          <table:table-cell table:style-name="odsStyleTableCell-a46733631de99a7251a9b478b1a7a306" office:value-type="string">
            <text:p>DKK</text:p>
          </table:table-cell>
          <table:table-cell table:style-name="odsStyleTableCell-ec1625c971fb9591d48856708d0a8771" office:value-type="string">
            <text:p>1.00737</text:p>
          </table:table-cell>
          <table:table-cell table:style-name="odsStyleTableCell-ec1625c971fb9591d48856708d0a8771" office:value-type="string">
            <text:p>6.80980</text:p>
          </table:table-cell>
        </table:table-row>
        <table:table-row table:style-name="ro1">
          <table:table-cell table:style-name="odsStyleTableCell-a46733631de99a7251a9b478b1a7a306" office:value-type="string">
            <text:p>ECUADOR</text:p>
          </table:table-cell>
          <table:table-cell table:style-name="odsStyleTableCell-a46733631de99a7251a9b478b1a7a306" office:value-type="string">
            <text:p>DÓLAR</text:p>
          </table:table-cell>
          <table:table-cell table:style-name="odsStyleTableCell-a46733631de99a7251a9b478b1a7a306" office:value-type="string">
            <text:p>USD</text:p>
          </table:table-cell>
          <table:table-cell table:style-name="odsStyleTableCell-ec1625c971fb9591d48856708d0a8771" office:value-type="string">
            <text:p>6.86000</text:p>
          </table:table-cell>
          <table:table-cell table:style-name="odsStyleTableCell-ec1625c971fb9591d48856708d0a8771" office:value-type="string">
            <text:p>1.00000</text:p>
          </table:table-cell>
        </table:table-row>
        <table:table-row table:style-name="ro1">
          <table:table-cell table:style-name="odsStyleTableCell-a46733631de99a7251a9b478b1a7a306" office:value-type="string">
            <text:p>EMIRATOS ARABES</text:p>
          </table:table-cell>
          <table:table-cell table:style-name="odsStyleTableCell-a46733631de99a7251a9b478b1a7a306" office:value-type="string">
            <text:p>DIRHAM</text:p>
          </table:table-cell>
          <table:table-cell table:style-name="odsStyleTableCell-a46733631de99a7251a9b478b1a7a306" office:value-type="string">
            <text:p>AED</text:p>
          </table:table-cell>
          <table:table-cell table:style-name="odsStyleTableCell-ec1625c971fb9591d48856708d0a8771" office:value-type="string">
            <text:p>1.86773</text:p>
          </table:table-cell>
          <table:table-cell table:style-name="odsStyleTableCell-ec1625c971fb9591d48856708d0a8771" office:value-type="string">
            <text:p>3.67290</text:p>
          </table:table-cell>
        </table:table-row>
        <table:table-row table:style-name="ro1">
          <table:table-cell table:style-name="odsStyleTableCell-a46733631de99a7251a9b478b1a7a306" office:value-type="string">
            <text:p>FILIPINAS</text:p>
          </table:table-cell>
          <table:table-cell table:style-name="odsStyleTableCell-a46733631de99a7251a9b478b1a7a306" office:value-type="string">
            <text:p>PESO FILIPINO</text:p>
          </table:table-cell>
          <table:table-cell table:style-name="odsStyleTableCell-a46733631de99a7251a9b478b1a7a306" office:value-type="string">
            <text:p>PHP</text:p>
          </table:table-cell>
          <table:table-cell table:style-name="odsStyleTableCell-ec1625c971fb9591d48856708d0a8771" office:value-type="string">
            <text:p>0.12296</text:p>
          </table:table-cell>
          <table:table-cell table:style-name="odsStyleTableCell-ec1625c971fb9591d48856708d0a8771" office:value-type="string">
            <text:p>55.79200</text:p>
          </table:table-cell>
        </table:table-row>
        <table:table-row table:style-name="ro1">
          <table:table-cell table:style-name="odsStyleTableCell-a46733631de99a7251a9b478b1a7a306" office:value-type="string">
            <text:p>HAITÍ</text:p>
          </table:table-cell>
          <table:table-cell table:style-name="odsStyleTableCell-a46733631de99a7251a9b478b1a7a306" office:value-type="string">
            <text:p>GOURDE</text:p>
          </table:table-cell>
          <table:table-cell table:style-name="odsStyleTableCell-a46733631de99a7251a9b478b1a7a306" office:value-type="string">
            <text:p>HTG</text:p>
          </table:table-cell>
          <table:table-cell table:style-name="odsStyleTableCell-ec1625c971fb9591d48856708d0a8771" office:value-type="string">
            <text:p>0.05210</text:p>
          </table:table-cell>
          <table:table-cell table:style-name="odsStyleTableCell-ec1625c971fb9591d48856708d0a8771" office:value-type="string">
            <text:p>131.66000</text:p>
          </table:table-cell>
        </table:table-row>
        <table:table-row table:style-name="ro1">
          <table:table-cell table:style-name="odsStyleTableCell-a46733631de99a7251a9b478b1a7a306" office:value-type="string">
            <text:p>HONG KONG</text:p>
          </table:table-cell>
          <table:table-cell table:style-name="odsStyleTableCell-a46733631de99a7251a9b478b1a7a306" office:value-type="string">
            <text:p>DÓLAR</text:p>
          </table:table-cell>
          <table:table-cell table:style-name="odsStyleTableCell-a46733631de99a7251a9b478b1a7a306" office:value-type="string">
            <text:p>HKD</text:p>
          </table:table-cell>
          <table:table-cell table:style-name="odsStyleTableCell-ec1625c971fb9591d48856708d0a8771" office:value-type="string">
            <text:p>0.87690</text:p>
          </table:table-cell>
          <table:table-cell table:style-name="odsStyleTableCell-ec1625c971fb9591d48856708d0a8771" office:value-type="string">
            <text:p>7.82300</text:p>
          </table:table-cell>
        </table:table-row>
        <table:table-row table:style-name="ro1">
          <table:table-cell table:style-name="odsStyleTableCell-a46733631de99a7251a9b478b1a7a306" office:value-type="string">
            <text:p>INDIA</text:p>
          </table:table-cell>
          <table:table-cell table:style-name="odsStyleTableCell-a46733631de99a7251a9b478b1a7a306" office:value-type="string">
            <text:p>RUPIA</text:p>
          </table:table-cell>
          <table:table-cell table:style-name="odsStyleTableCell-a46733631de99a7251a9b478b1a7a306" office:value-type="string">
            <text:p>INR</text:p>
          </table:table-cell>
          <table:table-cell table:style-name="odsStyleTableCell-ec1625c971fb9591d48856708d0a8771" office:value-type="string">
            <text:p>0.08276</text:p>
          </table:table-cell>
          <table:table-cell table:style-name="odsStyleTableCell-ec1625c971fb9591d48856708d0a8771" office:value-type="string">
            <text:p>82.88750</text:p>
          </table:table-cell>
        </table:table-row>
        <table:table-row table:style-name="ro1">
          <table:table-cell table:style-name="odsStyleTableCell-a46733631de99a7251a9b478b1a7a306" office:value-type="string">
            <text:p>INDONESIA</text:p>
          </table:table-cell>
          <table:table-cell table:style-name="odsStyleTableCell-a46733631de99a7251a9b478b1a7a306" office:value-type="string">
            <text:p>RUPIA INDONESIA</text:p>
          </table:table-cell>
          <table:table-cell table:style-name="odsStyleTableCell-a46733631de99a7251a9b478b1a7a306" office:value-type="string">
            <text:p>IDR</text:p>
          </table:table-cell>
          <table:table-cell table:style-name="odsStyleTableCell-ec1625c971fb9591d48856708d0a8771" office:value-type="string">
            <text:p>0.00044</text:p>
          </table:table-cell>
          <table:table-cell table:style-name="odsStyleTableCell-ec1625c971fb9591d48856708d0a8771" office:value-type="string">
            <text:p>15,555.00000</text:p>
          </table:table-cell>
        </table:table-row>
        <table:table-row table:style-name="ro1">
          <table:table-cell table:style-name="odsStyleTableCell-a46733631de99a7251a9b478b1a7a306" office:value-type="string">
            <text:p>ISRAEL</text:p>
          </table:table-cell>
          <table:table-cell table:style-name="odsStyleTableCell-a46733631de99a7251a9b478b1a7a306" office:value-type="string">
            <text:p>NUEVO SÉQUEL</text:p>
          </table:table-cell>
          <table:table-cell table:style-name="odsStyleTableCell-a46733631de99a7251a9b478b1a7a306" office:value-type="string">
            <text:p>ILS</text:p>
          </table:table-cell>
          <table:table-cell table:style-name="odsStyleTableCell-ec1625c971fb9591d48856708d0a8771" office:value-type="string">
            <text:p>1.82719</text:p>
          </table:table-cell>
          <table:table-cell table:style-name="odsStyleTableCell-ec1625c971fb9591d48856708d0a8771" office:value-type="string">
            <text:p>3.75440</text:p>
          </table:table-cell>
        </table:table-row>
        <table:table-row table:style-name="ro1">
          <table:table-cell table:style-name="odsStyleTableCell-a46733631de99a7251a9b478b1a7a306" office:value-type="string">
            <text:p>MALASIA</text:p>
          </table:table-cell>
          <table:table-cell table:style-name="odsStyleTableCell-a46733631de99a7251a9b478b1a7a306" office:value-type="string">
            <text:p>RINGGIT MALAYO</text:p>
          </table:table-cell>
          <table:table-cell table:style-name="odsStyleTableCell-a46733631de99a7251a9b478b1a7a306" office:value-type="string">
            <text:p>MYR</text:p>
          </table:table-cell>
          <table:table-cell table:style-name="odsStyleTableCell-ec1625c971fb9591d48856708d0a8771" office:value-type="string">
            <text:p>1.46873</text:p>
          </table:table-cell>
          <table:table-cell table:style-name="odsStyleTableCell-ec1625c971fb9591d48856708d0a8771" office:value-type="string">
            <text:p>4.67070</text:p>
          </table:table-cell>
        </table:table-row>
        <table:table-row table:style-name="ro1">
          <table:table-cell table:style-name="odsStyleTableCell-a46733631de99a7251a9b478b1a7a306" office:value-type="string">
            <text:p>MEXICO</text:p>
          </table:table-cell>
          <table:table-cell table:style-name="odsStyleTableCell-a46733631de99a7251a9b478b1a7a306" office:value-type="string">
            <text:p>PESO</text:p>
          </table:table-cell>
          <table:table-cell table:style-name="odsStyleTableCell-a46733631de99a7251a9b478b1a7a306" office:value-type="string">
            <text:p>MXN</text:p>
          </table:table-cell>
          <table:table-cell table:style-name="odsStyleTableCell-ec1625c971fb9591d48856708d0a8771" office:value-type="string">
            <text:p>0.40621</text:p>
          </table:table-cell>
          <table:table-cell table:style-name="odsStyleTableCell-ec1625c971fb9591d48856708d0a8771" office:value-type="string">
            <text:p>16.88790</text:p>
          </table:table-cell>
        </table:table-row>
        <table:table-row table:style-name="ro1">
          <table:table-cell table:style-name="odsStyleTableCell-a46733631de99a7251a9b478b1a7a306" office:value-type="string">
            <text:p>NORUEGA</text:p>
          </table:table-cell>
          <table:table-cell table:style-name="odsStyleTableCell-a46733631de99a7251a9b478b1a7a306" office:value-type="string">
            <text:p>CORONA</text:p>
          </table:table-cell>
          <table:table-cell table:style-name="odsStyleTableCell-a46733631de99a7251a9b478b1a7a306" office:value-type="string">
            <text:p>NOK</text:p>
          </table:table-cell>
          <table:table-cell table:style-name="odsStyleTableCell-ec1625c971fb9591d48856708d0a8771" office:value-type="string">
            <text:p>0.66215</text:p>
          </table:table-cell>
          <table:table-cell table:style-name="odsStyleTableCell-ec1625c971fb9591d48856708d0a8771" office:value-type="string">
            <text:p>10.36020</text:p>
          </table:table-cell>
        </table:table-row>
        <table:table-row table:style-name="ro1">
          <table:table-cell table:style-name="odsStyleTableCell-a46733631de99a7251a9b478b1a7a306" office:value-type="string">
            <text:p>PANAMÁ</text:p>
          </table:table-cell>
          <table:table-cell table:style-name="odsStyleTableCell-a46733631de99a7251a9b478b1a7a306" office:value-type="string">
            <text:p>BALBOA</text:p>
          </table:table-cell>
          <table:table-cell table:style-name="odsStyleTableCell-a46733631de99a7251a9b478b1a7a306" office:value-type="string">
            <text:p>PAB</text:p>
          </table:table-cell>
          <table:table-cell table:style-name="odsStyleTableCell-ec1625c971fb9591d48856708d0a8771" office:value-type="string">
            <text:p>6.86000</text:p>
          </table:table-cell>
          <table:table-cell table:style-name="odsStyleTableCell-ec1625c971fb9591d48856708d0a8771" office:value-type="string">
            <text:p>1.00000</text:p>
          </table:table-cell>
        </table:table-row>
        <table:table-row table:style-name="ro1">
          <table:table-cell table:style-name="odsStyleTableCell-a46733631de99a7251a9b478b1a7a306" office:value-type="string">
            <text:p>PARAGUAY</text:p>
          </table:table-cell>
          <table:table-cell table:style-name="odsStyleTableCell-a46733631de99a7251a9b478b1a7a306" office:value-type="string">
            <text:p>GUARANI</text:p>
          </table:table-cell>
          <table:table-cell table:style-name="odsStyleTableCell-a46733631de99a7251a9b478b1a7a306" office:value-type="string">
            <text:p>PYG</text:p>
          </table:table-cell>
          <table:table-cell table:style-name="odsStyleTableCell-ec1625c971fb9591d48856708d0a8771" office:value-type="string">
            <text:p>0.00094</text:p>
          </table:table-cell>
          <table:table-cell table:style-name="odsStyleTableCell-ec1625c971fb9591d48856708d0a8771" office:value-type="string">
            <text:p>7,275.10000</text:p>
          </table:table-cell>
        </table:table-row>
        <table:table-row table:style-name="ro1">
          <table:table-cell table:style-name="odsStyleTableCell-a46733631de99a7251a9b478b1a7a306" office:value-type="string">
            <text:p>PERU</text:p>
          </table:table-cell>
          <table:table-cell table:style-name="odsStyleTableCell-a46733631de99a7251a9b478b1a7a306" office:value-type="string">
            <text:p>NUEVO SOL</text:p>
          </table:table-cell>
          <table:table-cell table:style-name="odsStyleTableCell-a46733631de99a7251a9b478b1a7a306" office:value-type="string">
            <text:p>PEN</text:p>
          </table:table-cell>
          <table:table-cell table:style-name="odsStyleTableCell-ec1625c971fb9591d48856708d0a8771" office:value-type="string">
            <text:p>1.85586</text:p>
          </table:table-cell>
          <table:table-cell table:style-name="odsStyleTableCell-ec1625c971fb9591d48856708d0a8771" office:value-type="string">
            <text:p>3.69640</text:p>
          </table:table-cell>
        </table:table-row>
        <table:table-row table:style-name="ro1">
          <table:table-cell table:style-name="odsStyleTableCell-a46733631de99a7251a9b478b1a7a306" office:value-type="string">
            <text:p>REINO UNIDO</text:p>
          </table:table-cell>
          <table:table-cell table:style-name="odsStyleTableCell-a46733631de99a7251a9b478b1a7a306" office:value-type="string">
            <text:p>LIBRA</text:p>
          </table:table-cell>
          <table:table-cell table:style-name="odsStyleTableCell-a46733631de99a7251a9b478b1a7a306" office:value-type="string">
            <text:p>GBP</text:p>
          </table:table-cell>
          <table:table-cell table:style-name="odsStyleTableCell-ec1625c971fb9591d48856708d0a8771" office:value-type="string">
            <text:p>8.73207</text:p>
          </table:table-cell>
          <table:table-cell table:style-name="odsStyleTableCell-ec1625c971fb9591d48856708d0a8771" office:value-type="string">
            <text:p>0.78561</text:p>
          </table:table-cell>
        </table:table-row>
        <table:table-row table:style-name="ro1">
          <table:table-cell table:style-name="odsStyleTableCell-a46733631de99a7251a9b478b1a7a306" office:value-type="string">
            <text:p>REPÚBLICA DOMINICANA</text:p>
          </table:table-cell>
          <table:table-cell table:style-name="odsStyleTableCell-a46733631de99a7251a9b478b1a7a306" office:value-type="string">
            <text:p>PESO DOMINICANO</text:p>
          </table:table-cell>
          <table:table-cell table:style-name="odsStyleTableCell-a46733631de99a7251a9b478b1a7a306" office:value-type="string">
            <text:p>DOP</text:p>
          </table:table-cell>
          <table:table-cell table:style-name="odsStyleTableCell-ec1625c971fb9591d48856708d0a8771" office:value-type="string">
            <text:p>0.11682</text:p>
          </table:table-cell>
          <table:table-cell table:style-name="odsStyleTableCell-ec1625c971fb9591d48856708d0a8771" office:value-type="string">
            <text:p>58.72500</text:p>
          </table:table-cell>
        </table:table-row>
        <table:table-row table:style-name="ro1">
          <table:table-cell table:style-name="odsStyleTableCell-a46733631de99a7251a9b478b1a7a306" office:value-type="string">
            <text:p>REP.POPULAR CHINA</text:p>
          </table:table-cell>
          <table:table-cell table:style-name="odsStyleTableCell-a46733631de99a7251a9b478b1a7a306" office:value-type="string">
            <text:p>YUAN RENMINBI OFFSHORE</text:p>
          </table:table-cell>
          <table:table-cell table:style-name="odsStyleTableCell-a46733631de99a7251a9b478b1a7a306" office:value-type="string">
            <text:p>CNH</text:p>
          </table:table-cell>
          <table:table-cell table:style-name="odsStyleTableCell-ec1625c971fb9591d48856708d0a8771" office:value-type="string">
            <text:p>0.95514</text:p>
          </table:table-cell>
          <table:table-cell table:style-name="odsStyleTableCell-ec1625c971fb9591d48856708d0a8771" office:value-type="string">
            <text:p>7.18220</text:p>
          </table:table-cell>
        </table:table-row>
        <table:table-row table:style-name="ro1">
          <table:table-cell table:style-name="odsStyleTableCell-a46733631de99a7251a9b478b1a7a306" office:value-type="string">
            <text:p>RUSIA</text:p>
          </table:table-cell>
          <table:table-cell table:style-name="odsStyleTableCell-a46733631de99a7251a9b478b1a7a306" office:value-type="string">
            <text:p>RUBLO RUSO</text:p>
          </table:table-cell>
          <table:table-cell table:style-name="odsStyleTableCell-a46733631de99a7251a9b478b1a7a306" office:value-type="string">
            <text:p>RUB</text:p>
          </table:table-cell>
          <table:table-cell table:style-name="odsStyleTableCell-ec1625c971fb9591d48856708d0a8771" office:value-type="string">
            <text:p>0.07808</text:p>
          </table:table-cell>
          <table:table-cell table:style-name="odsStyleTableCell-ec1625c971fb9591d48856708d0a8771" office:value-type="string">
            <text:p>87.85990</text:p>
          </table:table-cell>
        </table:table-row>
        <table:table-row table:style-name="ro1">
          <table:table-cell table:style-name="odsStyleTableCell-a46733631de99a7251a9b478b1a7a306" office:value-type="string">
            <text:p>SINGAPUR</text:p>
          </table:table-cell>
          <table:table-cell table:style-name="odsStyleTableCell-a46733631de99a7251a9b478b1a7a306" office:value-type="string">
            <text:p>DÓLAR</text:p>
          </table:table-cell>
          <table:table-cell table:style-name="odsStyleTableCell-a46733631de99a7251a9b478b1a7a306" office:value-type="string">
            <text:p>SGD</text:p>
          </table:table-cell>
          <table:table-cell table:style-name="odsStyleTableCell-ec1625c971fb9591d48856708d0a8771" office:value-type="string">
            <text:p>5.14436</text:p>
          </table:table-cell>
          <table:table-cell table:style-name="odsStyleTableCell-ec1625c971fb9591d48856708d0a8771" office:value-type="string">
            <text:p>1.33350</text:p>
          </table:table-cell>
        </table:table-row>
        <table:table-row table:style-name="ro1">
          <table:table-cell table:style-name="odsStyleTableCell-a46733631de99a7251a9b478b1a7a306" office:value-type="string">
            <text:p>SUDÁFRICA</text:p>
          </table:table-cell>
          <table:table-cell table:style-name="odsStyleTableCell-a46733631de99a7251a9b478b1a7a306" office:value-type="string">
            <text:p>RAND</text:p>
          </table:table-cell>
          <table:table-cell table:style-name="odsStyleTableCell-a46733631de99a7251a9b478b1a7a306" office:value-type="string">
            <text:p>ZAR</text:p>
          </table:table-cell>
          <table:table-cell table:style-name="odsStyleTableCell-ec1625c971fb9591d48856708d0a8771" office:value-type="string">
            <text:p>0.36736</text:p>
          </table:table-cell>
          <table:table-cell table:style-name="odsStyleTableCell-ec1625c971fb9591d48856708d0a8771" office:value-type="string">
            <text:p>18.67400</text:p>
          </table:table-cell>
        </table:table-row>
        <table:table-row table:style-name="ro1">
          <table:table-cell table:style-name="odsStyleTableCell-a46733631de99a7251a9b478b1a7a306" office:value-type="string">
            <text:p>SUECIA</text:p>
          </table:table-cell>
          <table:table-cell table:style-name="odsStyleTableCell-a46733631de99a7251a9b478b1a7a306" office:value-type="string">
            <text:p>CORONA</text:p>
          </table:table-cell>
          <table:table-cell table:style-name="odsStyleTableCell-a46733631de99a7251a9b478b1a7a306" office:value-type="string">
            <text:p>SEK</text:p>
          </table:table-cell>
          <table:table-cell table:style-name="odsStyleTableCell-ec1625c971fb9591d48856708d0a8771" office:value-type="string">
            <text:p>0.66446</text:p>
          </table:table-cell>
          <table:table-cell table:style-name="odsStyleTableCell-ec1625c971fb9591d48856708d0a8771" office:value-type="string">
            <text:p>10.32410</text:p>
          </table:table-cell>
        </table:table-row>
        <table:table-row table:style-name="ro1">
          <table:table-cell table:style-name="odsStyleTableCell-a46733631de99a7251a9b478b1a7a306" office:value-type="string">
            <text:p>SUIZA</text:p>
          </table:table-cell>
          <table:table-cell table:style-name="odsStyleTableCell-a46733631de99a7251a9b478b1a7a306" office:value-type="string">
            <text:p>FRANCO</text:p>
          </table:table-cell>
          <table:table-cell table:style-name="odsStyleTableCell-a46733631de99a7251a9b478b1a7a306" office:value-type="string">
            <text:p>CHF</text:p>
          </table:table-cell>
          <table:table-cell table:style-name="odsStyleTableCell-ec1625c971fb9591d48856708d0a8771" office:value-type="string">
            <text:p>8.01402</text:p>
          </table:table-cell>
          <table:table-cell table:style-name="odsStyleTableCell-ec1625c971fb9591d48856708d0a8771" office:value-type="string">
            <text:p>0.85600</text:p>
          </table:table-cell>
        </table:table-row>
        <table:table-row table:style-name="ro1">
          <table:table-cell table:style-name="odsStyleTableCell-a46733631de99a7251a9b478b1a7a306" office:value-type="string">
            <text:p>TAILANDIA</text:p>
          </table:table-cell>
          <table:table-cell table:style-name="odsStyleTableCell-a46733631de99a7251a9b478b1a7a306" office:value-type="string">
            <text:p>THAI BAHT</text:p>
          </table:table-cell>
          <table:table-cell table:style-name="odsStyleTableCell-a46733631de99a7251a9b478b1a7a306" office:value-type="string">
            <text:p>THB</text:p>
          </table:table-cell>
          <table:table-cell table:style-name="odsStyleTableCell-ec1625c971fb9591d48856708d0a8771" office:value-type="string">
            <text:p>0.19616</text:p>
          </table:table-cell>
          <table:table-cell table:style-name="odsStyleTableCell-ec1625c971fb9591d48856708d0a8771" office:value-type="string">
            <text:p>34.97100</text:p>
          </table:table-cell>
        </table:table-row>
        <table:table-row table:style-name="ro1">
          <table:table-cell table:style-name="odsStyleTableCell-a46733631de99a7251a9b478b1a7a306" office:value-type="string">
            <text:p>TAIWAN</text:p>
          </table:table-cell>
          <table:table-cell table:style-name="odsStyleTableCell-a46733631de99a7251a9b478b1a7a306" office:value-type="string">
            <text:p>DÓLAR</text:p>
          </table:table-cell>
          <table:table-cell table:style-name="odsStyleTableCell-a46733631de99a7251a9b478b1a7a306" office:value-type="string">
            <text:p>TWD</text:p>
          </table:table-cell>
          <table:table-cell table:style-name="odsStyleTableCell-ec1625c971fb9591d48856708d0a8771" office:value-type="string">
            <text:p>0.21956</text:p>
          </table:table-cell>
          <table:table-cell table:style-name="odsStyleTableCell-ec1625c971fb9591d48856708d0a8771" office:value-type="string">
            <text:p>31.24400</text:p>
          </table:table-cell>
        </table:table-row>
        <table:table-row table:style-name="ro1">
          <table:table-cell table:style-name="odsStyleTableCell-a46733631de99a7251a9b478b1a7a306" office:value-type="string">
            <text:p>TÚNEZ</text:p>
          </table:table-cell>
          <table:table-cell table:style-name="odsStyleTableCell-a46733631de99a7251a9b478b1a7a306" office:value-type="string">
            <text:p>DINAR TUNECINO</text:p>
          </table:table-cell>
          <table:table-cell table:style-name="odsStyleTableCell-a46733631de99a7251a9b478b1a7a306" office:value-type="string">
            <text:p>TND</text:p>
          </table:table-cell>
          <table:table-cell table:style-name="odsStyleTableCell-ec1625c971fb9591d48856708d0a8771" office:value-type="string">
            <text:p>2.21626</text:p>
          </table:table-cell>
          <table:table-cell table:style-name="odsStyleTableCell-ec1625c971fb9591d48856708d0a8771" office:value-type="string">
            <text:p>3.09530</text:p>
          </table:table-cell>
        </table:table-row>
        <table:table-row table:style-name="ro1">
          <table:table-cell table:style-name="odsStyleTableCell-a46733631de99a7251a9b478b1a7a306" office:value-type="string">
            <text:p>TURQUÍA</text:p>
          </table:table-cell>
          <table:table-cell table:style-name="odsStyleTableCell-a46733631de99a7251a9b478b1a7a306" office:value-type="string">
            <text:p>LIRA TURCA</text:p>
          </table:table-cell>
          <table:table-cell table:style-name="odsStyleTableCell-a46733631de99a7251a9b478b1a7a306" office:value-type="string">
            <text:p>TRY</text:p>
          </table:table-cell>
          <table:table-cell table:style-name="odsStyleTableCell-ec1625c971fb9591d48856708d0a8771" office:value-type="string">
            <text:p>0.22859</text:p>
          </table:table-cell>
          <table:table-cell table:style-name="odsStyleTableCell-ec1625c971fb9591d48856708d0a8771" office:value-type="string">
            <text:p>30.01050</text:p>
          </table:table-cell>
        </table:table-row>
        <table:table-row table:style-name="ro1">
          <table:table-cell table:style-name="odsStyleTableCell-a46733631de99a7251a9b478b1a7a306" office:value-type="string">
            <text:p>URUGUAY</text:p>
          </table:table-cell>
          <table:table-cell table:style-name="odsStyleTableCell-a46733631de99a7251a9b478b1a7a306" office:value-type="string">
            <text:p>PESO</text:p>
          </table:table-cell>
          <table:table-cell table:style-name="odsStyleTableCell-a46733631de99a7251a9b478b1a7a306" office:value-type="string">
            <text:p>UYU</text:p>
          </table:table-cell>
          <table:table-cell table:style-name="odsStyleTableCell-ec1625c971fb9591d48856708d0a8771" office:value-type="string">
            <text:p>0.17500</text:p>
          </table:table-cell>
          <table:table-cell table:style-name="odsStyleTableCell-ec1625c971fb9591d48856708d0a8771" office:value-type="string">
            <text:p>39.20000</text:p>
          </table:table-cell>
        </table:table-row>
        <table:table-row table:style-name="ro1">
          <table:table-cell table:style-name="odsStyleTableCell-a46733631de99a7251a9b478b1a7a306" office:value-type="string">
            <text:p>VENEZUELA</text:p>
          </table:table-cell>
          <table:table-cell table:style-name="odsStyleTableCell-a46733631de99a7251a9b478b1a7a306" office:value-type="string">
            <text:p>BOLIVAR DIGITAL</text:p>
          </table:table-cell>
          <table:table-cell table:style-name="odsStyleTableCell-a46733631de99a7251a9b478b1a7a306" office:value-type="string">
            <text:p>VES</text:p>
          </table:table-cell>
          <table:table-cell table:style-name="odsStyleTableCell-ec1625c971fb9591d48856708d0a8771" office:value-type="string">
            <text:p>0.19046</text:p>
          </table:table-cell>
          <table:table-cell table:style-name="odsStyleTableCell-ec1625c971fb9591d48856708d0a8771" office:value-type="string">
            <text:p>36.01720</text:p>
          </table:table-cell>
        </table:table-row>
        <table:table-row table:style-name="ro1">
          <table:table-cell table:style-name="odsStyleTableCell-a46733631de99a7251a9b478b1a7a306" office:value-type="string">
            <text:p>VIETNAM</text:p>
          </table:table-cell>
          <table:table-cell table:style-name="odsStyleTableCell-a46733631de99a7251a9b478b1a7a306" office:value-type="string">
            <text:p>DONG</text:p>
          </table:table-cell>
          <table:table-cell table:style-name="odsStyleTableCell-a46733631de99a7251a9b478b1a7a306" office:value-type="string">
            <text:p>VND</text:p>
          </table:table-cell>
          <table:table-cell table:style-name="odsStyleTableCell-ec1625c971fb9591d48856708d0a8771" office:value-type="string">
            <text:p>0.00028</text:p>
          </table:table-cell>
          <table:table-cell table:style-name="odsStyleTableCell-ec1625c971fb9591d48856708d0a8771" office:value-type="string">
            <text:p>24,486.80000</text:p>
          </table:table-cell>
        </table:table-row>
        <table:table-row table:style-name="ro1">
          <table:table-cell table:style-name="odsStyleTableCell-a46733631de99a7251a9b478b1a7a306" office:value-type="string">
            <text:p/>
          </table:table-cell>
          <table:table-cell table:style-name="odsStyleTableCell-a46733631de99a7251a9b478b1a7a306" office:value-type="string">
            <text:p>DERECHO ESPECIAL DE GIRO</text:p>
          </table:table-cell>
          <table:table-cell table:style-name="odsStyleTableCell-a46733631de99a7251a9b478b1a7a306" office:value-type="string">
            <text:p>USD/D.E.G.</text:p>
          </table:table-cell>
          <table:table-cell table:style-name="odsStyleTableCell-ec1625c971fb9591d48856708d0a8771" office:value-type="string">
            <text:p/>
          </table:table-cell>
          <table:table-cell table:style-name="odsStyleTableCell-ec1625c971fb9591d48856708d0a8771" office:value-type="string">
            <text:p>1.33605</text:p>
          </table:table-cell>
        </table:table-row>
        <table:table-row table:style-name="ro1">
          <table:table-cell table:style-name="odsStyleTableCell-a46733631de99a7251a9b478b1a7a306" office:value-type="string">
            <text:p/>
          </table:table-cell>
          <table:table-cell table:style-name="odsStyleTableCell-a46733631de99a7251a9b478b1a7a306" office:value-type="string">
            <text:p>UNIDAD DE FOMENTO DE VIVIENDA</text:p>
          </table:table-cell>
          <table:table-cell table:style-name="odsStyleTableCell-a46733631de99a7251a9b478b1a7a306" office:value-type="string">
            <text:p>Bs/UFV</text:p>
          </table:table-cell>
          <table:table-cell table:style-name="odsStyleTableCell-ec1625c971fb9591d48856708d0a8771" office:value-type="string">
            <text:p/>
          </table:table-cell>
          <table:table-cell table:style-name="odsStyleTableCell-ec1625c971fb9591d48856708d0a8771" office:value-type="string">
            <text:p>2.47638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6c2e35cd9db55600d6c43a9b0fad33c5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b474e678f825a5e8002d8d2923b9b71c" office:value-type="string">
            <text:p> </text:p>
          </table:table-cell>
          <table:table-cell table:style-name="odsStyleTableCell-b474e678f825a5e8002d8d2923b9b71c" office:value-type="string">
            <text:p>UNIDAD MONETARIA</text:p>
          </table:table-cell>
          <table:table-cell table:style-name="odsStyleTableCell-b474e678f825a5e8002d8d2923b9b71c" office:value-type="string">
            <text:p>MONEDA</text:p>
          </table:table-cell>
          <table:table-cell table:style-name="odsStyleTableCell-b474e678f825a5e8002d8d2923b9b71c" office:value-type="string">
            <text:p>TIPO DE CAMBIO EN M.E.</text:p>
          </table:table-cell>
        </table:table-row>
        <table:table-row table:style-name="ro1">
          <table:table-cell table:style-name="odsStyleTableCell-a46733631de99a7251a9b478b1a7a306" office:value-type="string">
            <text:p>ORO</text:p>
          </table:table-cell>
          <table:table-cell table:style-name="odsStyleTableCell-a46733631de99a7251a9b478b1a7a306" office:value-type="string">
            <text:p>ONZA TROY ORO</text:p>
          </table:table-cell>
          <table:table-cell table:style-name="odsStyleTableCell-a46733631de99a7251a9b478b1a7a306" office:value-type="string">
            <text:p>USD./O.T.F.</text:p>
          </table:table-cell>
          <table:table-cell table:style-name="odsStyleTableCell-ec1625c971fb9591d48856708d0a8771" office:value-type="string">
            <text:p>2,054.00000</text:p>
          </table:table-cell>
        </table:table-row>
        <table:table-row table:style-name="ro1">
          <table:table-cell table:style-name="odsStyleTableCell-a46733631de99a7251a9b478b1a7a306" office:value-type="string">
            <text:p>PLATA</text:p>
          </table:table-cell>
          <table:table-cell table:style-name="odsStyleTableCell-a46733631de99a7251a9b478b1a7a306" office:value-type="string">
            <text:p>ONZA TROY PLATA</text:p>
          </table:table-cell>
          <table:table-cell table:style-name="odsStyleTableCell-a46733631de99a7251a9b478b1a7a306" office:value-type="string">
            <text:p>USD./O.T.F.</text:p>
          </table:table-cell>
          <table:table-cell table:style-name="odsStyleTableCell-ec1625c971fb9591d48856708d0a8771" office:value-type="string">
            <text:p>23.2038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6c2e35cd9db55600d6c43a9b0fad33c5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b474e678f825a5e8002d8d2923b9b71c" office:value-type="string">
            <text:p> </text:p>
          </table:table-cell>
          <table:table-cell table:style-name="odsStyleTableCell-b474e678f825a5e8002d8d2923b9b71c" office:value-type="string">
            <text:p>1 MES</text:p>
          </table:table-cell>
          <table:table-cell table:style-name="odsStyleTableCell-b474e678f825a5e8002d8d2923b9b71c" office:value-type="string">
            <text:p>3 MESES</text:p>
          </table:table-cell>
          <table:table-cell table:style-name="odsStyleTableCell-b474e678f825a5e8002d8d2923b9b71c" office:value-type="string">
            <text:p>6 MESES</text:p>
          </table:table-cell>
        </table:table-row>
        <table:table-row table:style-name="ro1">
          <table:table-cell table:style-name="odsStyleTableCell-3ff707d96eaad1b57e25c2d78409af43" office:value-type="string">
            <text:p>TASA LIBOR(USD)</text:p>
          </table:table-cell>
          <table:table-cell table:style-name="odsStyleTableCell-ec1625c971fb9591d48856708d0a8771" office:value-type="string">
            <text:p>5.45</text:p>
          </table:table-cell>
          <table:table-cell table:style-name="odsStyleTableCell-ec1625c971fb9591d48856708d0a8771" office:value-type="string">
            <text:p>5.58</text:p>
          </table:table-cell>
          <table:table-cell table:style-name="odsStyleTableCell-ec1625c971fb9591d48856708d0a8771" office:value-type="string">
            <text:p>5.58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a46733631de99a7251a9b478b1a7a306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5T21:15:05</meta:creation-date>
    <meta:generator>ods générator</meta:generator>
    <dc:date>2024-10-15T21:15:05</dc:date>
    <meta:editing-duration>PT1S</meta:editing-duration>
    <meta:editing-cycles>1</meta:editing-cycles>
    <meta:document-statistic meta:table-count="1" meta:cell-count="4" meta:object-count="0"/>
  </office:meta>
</office:document-meta>
</file>